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0784in" text:min-label-width="0.3152in" text:list-level-position-and-space-mode="label-alignment">
          <style:list-level-label-alignment text:label-followed-by="listtab" fo:margin-left="0.3937in" fo:text-indent="-0.3152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ální" style:master-page-name="MP0" style:family="paragraph">
      <style:paragraph-properties fo:break-before="page"/>
      <style:text-properties style:font-name-complex="Calibri" fo:font-weight="bold" style:font-weight-asian="bold" style:font-weight-complex="bold" fo:font-size="14pt" style:font-size-asian="14pt" style:font-size-complex="14pt"/>
    </style:style>
    <style:style style:name="P2" style:parent-style-name="Normální" style:family="paragraph">
      <style:paragraph-properties fo:margin-top="0.0694in" fo:margin-bottom="0.0694in" fo:line-height="100%" fo:margin-left="0.5in">
        <style:tab-stops/>
      </style:paragraph-properties>
    </style:style>
    <style:style style:name="T3"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4"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5"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6" style:parent-style-name="Normálníweb" style:family="paragraph">
      <style:paragraph-properties fo:line-height="150%"/>
    </style:style>
    <style:style style:name="P7" style:parent-style-name="Normálníweb" style:family="paragraph">
      <style:paragraph-properties fo:line-height="150%"/>
    </style:style>
    <style:style style:name="P8" style:parent-style-name="Normálníweb" style:family="paragraph">
      <style:paragraph-properties fo:line-height="150%"/>
    </style:style>
    <style:style style:name="P9"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10" style:parent-style-name="Normálníweb" style:family="paragraph">
      <style:paragraph-properties fo:line-height="150%" fo:margin-left="0.5in">
        <style:tab-stops/>
      </style:paragraph-properties>
    </style:style>
    <style:style style:name="P11" style:parent-style-name="Normálníweb" style:family="paragraph">
      <style:paragraph-properties fo:line-height="150%" fo:margin-left="0.5in">
        <style:tab-stops/>
      </style:paragraph-properties>
    </style:style>
    <style:style style:name="P12" style:parent-style-name="Normálníweb" style:family="paragraph">
      <style:paragraph-properties fo:line-height="150%" fo:margin-left="0.5in">
        <style:tab-stops/>
      </style:paragraph-properties>
    </style:style>
    <style:style style:name="P13" style:parent-style-name="Normálníweb" style:family="paragraph">
      <style:paragraph-properties fo:line-height="150%" fo:margin-left="0.5in">
        <style:tab-stops/>
      </style:paragraph-properties>
    </style:style>
    <style:style style:name="P14" style:parent-style-name="Normálníweb" style:family="paragraph">
      <style:paragraph-properties fo:line-height="150%" fo:margin-left="0.5in">
        <style:tab-stops/>
      </style:paragraph-properties>
    </style:style>
    <style:style style:name="P15"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16" style:parent-style-name="Normálníweb" style:family="paragraph">
      <style:paragraph-properties fo:line-height="150%" fo:margin-left="0.5in">
        <style:tab-stops/>
      </style:paragraph-properties>
    </style:style>
    <style:style style:name="P17" style:parent-style-name="Normálníweb" style:family="paragraph">
      <style:paragraph-properties fo:line-height="150%" fo:margin-left="0.5in">
        <style:tab-stops/>
      </style:paragraph-properties>
    </style:style>
    <style:style style:name="P18" style:parent-style-name="Normálníweb" style:family="paragraph">
      <style:paragraph-properties fo:line-height="150%" fo:margin-left="0.5in">
        <style:tab-stops/>
      </style:paragraph-properties>
    </style:style>
    <style:style style:name="P19" style:parent-style-name="Normálníweb" style:family="paragraph">
      <style:paragraph-properties fo:line-height="150%" fo:margin-left="0.5in">
        <style:tab-stops/>
      </style:paragraph-properties>
    </style:style>
    <style:style style:name="P20" style:parent-style-name="Normálníweb" style:family="paragraph">
      <style:paragraph-properties fo:line-height="150%" fo:margin-left="0.5in">
        <style:tab-stops/>
      </style:paragraph-properties>
    </style:style>
    <style:style style:name="P21" style:parent-style-name="Normálníweb" style:family="paragraph">
      <style:paragraph-properties fo:line-height="150%" fo:margin-left="0.5in">
        <style:tab-stops/>
      </style:paragraph-properties>
    </style:style>
    <style:style style:name="P22"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23" style:parent-style-name="Normálníweb" style:family="paragraph">
      <style:paragraph-properties fo:line-height="150%" fo:margin-left="0.5in">
        <style:tab-stops/>
      </style:paragraph-properties>
    </style:style>
    <style:style style:name="P24" style:parent-style-name="Normálníweb" style:family="paragraph">
      <style:paragraph-properties fo:line-height="150%" fo:margin-left="0.5in">
        <style:tab-stops/>
      </style:paragraph-properties>
    </style:style>
    <style:style style:name="P25" style:parent-style-name="Normálníweb" style:family="paragraph">
      <style:paragraph-properties fo:line-height="150%" fo:margin-left="0.5in">
        <style:tab-stops/>
      </style:paragraph-properties>
    </style:style>
    <style:style style:name="P26" style:parent-style-name="Normálníweb" style:family="paragraph">
      <style:paragraph-properties fo:line-height="150%" fo:margin-left="0.5in">
        <style:tab-stops/>
      </style:paragraph-properties>
    </style:style>
    <style:style style:name="P27" style:parent-style-name="Normální" style:family="paragraph">
      <style:paragraph-properties fo:margin-top="0.0694in" fo:margin-bottom="0.0694in" fo:line-height="15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28" style:parent-style-name="Normálníweb" style:family="paragraph">
      <style:paragraph-properties fo:line-height="150%" fo:margin-left="0.5in">
        <style:tab-stops/>
      </style:paragraph-properties>
    </style:style>
    <style:style style:name="P29" style:parent-style-name="Normálníweb" style:family="paragraph">
      <style:paragraph-properties fo:line-height="150%" fo:margin-left="0.5in">
        <style:tab-stops/>
      </style:paragraph-properties>
    </style:style>
    <style:style style:name="P30" style:parent-style-name="Normálníweb" style:family="paragraph">
      <style:paragraph-properties fo:line-height="150%" fo:margin-left="0.5in">
        <style:tab-stops/>
      </style:paragraph-properties>
    </style:style>
    <style:style style:name="P31" style:parent-style-name="Normálníweb" style:family="paragraph">
      <style:paragraph-properties fo:line-height="150%" fo:margin-left="0.5in">
        <style:tab-stops/>
      </style:paragraph-properties>
    </style:style>
    <style:style style:name="P32" style:parent-style-name="Normálníweb" style:family="paragraph">
      <style:paragraph-properties fo:line-height="150%" fo:margin-left="0.5in">
        <style:tab-stops/>
      </style:paragraph-properties>
    </style:style>
    <style:style style:name="P33" style:parent-style-name="Normální" style:family="paragraph">
      <style:paragraph-properties fo:line-height="150%"/>
      <style:text-properties style:font-name-complex="Calibri" fo:font-weight="bold" style:font-weight-asian="bold" style:font-weight-complex="bold" fo:font-size="12pt" style:font-size-asian="12pt" style:font-size-complex="12pt"/>
    </style:style>
    <style:style style:name="P34" style:parent-style-name="Normálníweb" style:family="paragraph">
      <style:paragraph-properties fo:line-height="150%"/>
    </style:style>
    <style:style style:name="P35" style:parent-style-name="Normálníweb" style:family="paragraph">
      <style:paragraph-properties fo:line-height="150%"/>
    </style:style>
    <style:style style:name="P36" style:parent-style-name="Normálníweb" style:family="paragraph">
      <style:paragraph-properties fo:line-height="150%"/>
    </style:style>
    <style:style style:name="P37" style:parent-style-name="Normálníweb" style:family="paragraph">
      <style:paragraph-properties fo:line-height="150%"/>
    </style:style>
    <style:style style:name="P38" style:parent-style-name="Normálníweb" style:family="paragraph">
      <style:paragraph-properties fo:line-height="150%"/>
    </style:style>
    <style:style style:name="P39" style:parent-style-name="Normálníweb" style:family="paragraph">
      <style:paragraph-properties fo:line-height="150%"/>
    </style:style>
    <style:style style:name="P40" style:parent-style-name="Normálníweb" style:family="paragraph">
      <style:paragraph-properties fo:line-height="150%"/>
    </style:style>
    <style:style style:name="P41" style:parent-style-name="Normálníweb" style:family="paragraph">
      <style:paragraph-properties fo:line-height="150%"/>
    </style:style>
    <style:style style:name="P42" style:parent-style-name="Normálníweb" style:family="paragraph">
      <style:paragraph-properties fo:line-height="150%"/>
    </style:style>
    <style:style style:name="P43" style:parent-style-name="Normálníweb" style:family="paragraph">
      <style:paragraph-properties fo:line-height="150%"/>
    </style:style>
    <style:style style:name="P44" style:parent-style-name="Normálníweb" style:family="paragraph">
      <style:paragraph-properties fo:line-height="150%"/>
    </style:style>
    <style:style style:name="P45" style:parent-style-name="Normálníweb" style:family="paragraph">
      <style:paragraph-properties fo:line-height="150%" fo:margin-left="0.5in">
        <style:tab-stops/>
      </style:paragraph-properties>
    </style:style>
    <style:style style:name="P46" style:parent-style-name="Normálníweb" style:family="paragraph">
      <style:paragraph-properties fo:line-height="150%" fo:margin-left="0.5in">
        <style:tab-stops/>
      </style:paragraph-properties>
      <style:text-properties fo:font-weight="bold" style:font-weight-asian="bold" style:font-weight-complex="bold"/>
    </style:style>
    <style:style style:name="P47" style:parent-style-name="Normálníweb" style:family="paragraph">
      <style:paragraph-properties fo:line-height="150%" fo:margin-left="0.5in">
        <style:tab-stops/>
      </style:paragraph-properties>
    </style:style>
    <style:style style:name="P48" style:parent-style-name="Normálníweb" style:family="paragraph">
      <style:paragraph-properties fo:line-height="150%" fo:margin-left="0.5in">
        <style:tab-stops/>
      </style:paragraph-properties>
    </style:style>
    <style:style style:name="P49" style:parent-style-name="Normálníweb" style:family="paragraph">
      <style:paragraph-properties fo:line-height="150%" fo:margin-left="0.5in">
        <style:tab-stops/>
      </style:paragraph-properties>
    </style:style>
    <style:style style:name="P50" style:parent-style-name="Normálníweb" style:family="paragraph">
      <style:paragraph-properties fo:line-height="150%" fo:margin-left="0.5in">
        <style:tab-stops/>
      </style:paragraph-properties>
    </style:style>
    <style:style style:name="P51" style:parent-style-name="Normálníweb" style:family="paragraph">
      <style:paragraph-properties fo:line-height="150%" fo:margin-left="0.5in">
        <style:tab-stops/>
      </style:paragraph-properties>
    </style:style>
    <style:style style:name="P52" style:parent-style-name="Normálníweb" style:family="paragraph">
      <style:paragraph-properties fo:line-height="150%"/>
    </style:style>
    <style:style style:name="T53" style:parent-style-name="Standardnípísmoodstavce" style:family="text">
      <style:text-properties fo:font-weight="bold" style:font-weight-asian="bold" style:font-weight-complex="bold"/>
    </style:style>
    <style:style style:name="P54" style:parent-style-name="Normálníweb" style:family="paragraph">
      <style:paragraph-properties fo:line-height="150%"/>
    </style:style>
    <style:style style:name="P55" style:parent-style-name="Normálníweb" style:family="paragraph">
      <style:paragraph-properties fo:line-height="150%"/>
    </style:style>
    <style:style style:name="P56" style:parent-style-name="Normálníweb" style:family="paragraph">
      <style:paragraph-properties fo:line-height="150%"/>
    </style:style>
    <style:style style:name="P57" style:parent-style-name="Normálníweb" style:family="paragraph">
      <style:paragraph-properties fo:line-height="150%"/>
    </style:style>
    <style:style style:name="P58" style:parent-style-name="Normálníweb" style:family="paragraph">
      <style:paragraph-properties fo:line-height="150%"/>
    </style:style>
  </office:automatic-styles>
  <office:body>
    <office:text text:use-soft-page-breaks="true">
      <text:p text:style-name="P1">4.<text:s/>Postupy při vymýšlení grafického návrhu – jak efektivně postupovat při tvorbě grafického návrhu (analýza zakázky, rešerše, časový harmonogram, stanovení postupu, zdroje). Základní typografická a kompoziční pravidla. Obraz/ilustrace vs. písmo. Pravidla kompozice.</text:p>
      <text:p text:style-name="P2"><text:span text:style-name="T3"><text:line-break/></text:span><text:span text:style-name="T4"><text:line-break/></text:span><text:span text:style-name="T5">1. Analýza zakázky:</text:span></text:p>
      <text:list text:style-name="LFO8" text:continue-numbering="true">
        <text:list-item>
          <text:p text:style-name="P6">Seznamte se s klientem: Prvním krokem při analýze zakázky je setkání s klientem nebo zástupcem klienta. Během tohoto setkání se musíte snažit získat co nejvíce informací o cílech, záměrech, preferencích a přáních klienta. Je důležité zjistit, co klient chce sdělit a jakým způsobem to chce být prezentováno.</text:p>
        </text:list-item>
        <text:list-item>
          <text:p text:style-name="P7">Zjistěte informace o produktu nebo službě: Dalším krokem je získání co nejvíce informací o produktu nebo službě, které bude grafický návrh prezentovat. Zjistěte, co produkt nebo služba znamená, kdo je cílová skupina, jaké jsou klíčové vlastnosti a co je výhodou oproti konkurenci.</text:p>
        </text:list-item>
        <text:list-item>
          <text:p text:style-name="P8">Zjistěte si omezení a požadavky: Zjistěte si omezení, která se vážou k projektu, jako například rozpočet, termíny, velikost, použití barev a typů písma a tak dále. Dále zjistěte, jaké jsou požadavky na výsledný design, jakým způsobem se bude používat, a jak se bude přizpůsobovat různým médiím a formátům.</text:p>
        </text:list-item>
      </text:list>
      <text:list text:style-name="LFO4" text:continue-numbering="true">
        <text:list-item>
          <text:p text:style-name="P9">Rešerše:</text:p>
        </text:list-item>
      </text:list>
      <text:p text:style-name="P10">Rešerše při tvorbě grafického návrhu je proces sběru informací a inspirace, které pomáhají vytvořit kvalitní a účinný výsledek. Zahrnuje průzkum všech dostupných zdrojů, které se týkají daného tématu a tématu návrhu.</text:p>
      <text:p text:style-name="P11">Rešerše může být rozdělena na dvě hlavní části: primární a sekundární. Primární rešerše se týká sběru informací přímo od zákazníka, jako jsou specifikace, cílová skupina, požadavky a podobně. Sekundární rešerše zahrnuje průzkum internetu, knihoven, časopisů, článků a jiných zdrojů, které mohou pomoci při tvorbě návrhu.</text:p>
      <text:p text:style-name="P12">Při provádění rešerše je důležité shromažďovat informace na základě daného tématu a cílové skupiny. Tato informace může zahrnovat designové trendy, barvy, typografii, obrazy a další prvky, které mohou být užitečné pro vytvoření efektivního návrhu. Je<text:s/><text:soft-page-break/>také důležité přemýšlet o tom, jak dané prvky ovlivňují cílovou skupinu a jak mohou být použity k dosažení stanovených cílů.</text:p>
      <text:p text:style-name="P13">Dalším krokem v rešerši může být vizuální sběr informací, například vytváření moodboardů nebo scrapbooků, které pomáhají při vizualizaci a organizaci nápadů. Tyto nástroje mohou pomoci navrhovat vzhled a styl návrhu, a zároveň také zlepšit komunikaci s klientem.</text:p>
      <text:p text:style-name="P14">Rešerše by měla být prováděna na začátku každého projektu a měla by být průběžně aktualizována v průběhu tvorby návrhu. Pomáhá to zajistit, že návrh bude odpovídat specifikacím a požadavkům zákazníka a bude účinný pro cílovou skupinu.</text:p>
      <text:list text:style-name="LFO5" text:continue-numbering="true">
        <text:list-item>
          <text:p text:style-name="P15">Časový harmonogram:</text:p>
        </text:list-item>
      </text:list>
      <text:p text:style-name="P16">Časový harmonogram je důležitou součástí tvorby grafického návrhu, protože pomáhá organizovat a plánovat práci na projektu. Zahrnuje časový rámec pro jednotlivé fáze projektu, od prvních nápadů a koncepce až po finální dodání hotového produktu.</text:p>
      <text:p text:style-name="P17">Začátek tvorby grafického návrhu je často nejvíce kreativní fází projektu, během které jsou zpracovávány nápady a vymýšlení konceptu. Nicméně, tato fáze by neměla trvat příliš dlouho, protože může být časově náročná a zvyšuje riziko, že se projekt nebude stíhat dokončit včas.</text:p>
      <text:p text:style-name="P18">Po dokončení této kreativní fáze, je třeba rozpracovat koncept a vytvořit konkrétní plán pro dokončení projektu. Časový harmonogram zahrnuje časové odhady pro každou fázi projektu, včetně rešerše, návrhu, přípravy dat, tvorby prvního návrhu, přípravy k finálnímu vydání a závěrečné úpravy.</text:p>
      <text:p text:style-name="P19">Při tvorbě časového harmonogramu je důležité být realistický a zohlednit časové omezení a potřeby klienta. Designéři musí být schopni odhadnout, kolik času potřebují na každou fázi projektu a zohlednit možné komplikace, jako jsou změny v požadavcích klienta nebo technické problémy.</text:p>
      <text:p text:style-name="P20">V závislosti na velikosti projektu a požadavcích klienta může být časový harmonogram rozdělen do menších částí, například týdenních nebo měsíčních, aby bylo snadnější sledovat průběh projektu. Důležité je také určit, kdo bude odpovědný za každou část projektu a jak často bude probíhat kontrola průběhu práce.</text:p>
      <text:soft-page-break/>
      <text:p text:style-name="P21">Vytvoření detailního časového harmonogramu může být náročné, ale při řádném plánování a organizaci může být velmi užitečné pro řízení a dokončení projektu včas.</text:p>
      <text:list text:style-name="LFO6" text:continue-numbering="true">
        <text:list-item>
          <text:p text:style-name="P22">Stanovení postupu</text:p>
        </text:list-item>
      </text:list>
      <text:p text:style-name="P23">Vytvoření náčrtů: Náčrtky jsou rychlým způsobem, jak vizualizovat nápady a představy. Návrhy by měly být vytvořeny ve fázi konceptu a mohou se vyvíjet v průběhu projektu.</text:p>
      <text:p text:style-name="P24"><text:s/>Stanovení typografie a vizuálního stylu: Grafický návrh by měl být vytvořen v souladu s vizuálním stylu a typografií klienta nebo brandu. To zahrnuje volbu barev, typografie, vizuálních prvků a dalších designových prvků.</text:p>
      <text:p text:style-name="P25">Testování návrhu: Je důležité testovat návrh, aby se ověřilo, zda splňuje požadavky klienta a jestli funguje při použití. Testování by mělo zahrnovat různé scénáře použití, aby se ověřilo, že design funguje správně a účinně.</text:p>
      <text:p text:style-name="P26"><text:s/>Dokončení a odevzdání: Po dokončení návrhu by měla být provedena konečná kontrola, aby se ověřilo, zda splňuje požadavky klienta a jestli je hotový k odevzdání.</text:p>
      <text:list text:style-name="LFO7" text:continue-numbering="true">
        <text:list-item>
          <text:p text:style-name="P27">Zdroje:</text:p>
        </text:list-item>
      </text:list>
      <text:p text:style-name="P28">Klient - Pokud pracuješ na návrhu pro konkrétního klienta, je důležité získat od něj všechny potřebné informace o jeho firmě, produktu nebo službě, kterou chce propagovat. Klient může poskytnout i specifické požadavky týkající se grafického návrhu.</text:p>
      <text:p text:style-name="P29">Konkurence - Je důležité se seznámit s grafickým zpracováním a vizuální identitou konkurence. Tím získáš přehled o tom, co funguje a co naopak ne, a také tím zajistíš, že se bude tvůj návrh lišit a bude originální.</text:p>
      <text:p text:style-name="P30">Inspirace z internetu - Existuje mnoho webových stránek, které poskytují inspiraci pro grafický design, jako jsou například Behance, Dribbble, Pinterest atd. Můžeš zde najít různé nápady a trendy a využít je při tvorbě vlastního návrhu.</text:p>
      <text:soft-page-break/>
      <text:p text:style-name="P31">Knihy a časopisy - Knihy a časopisy o grafickém designu ti mohou poskytnout ucelený pohled na teorii a praxi tohoto oboru. Získáš také přehled o historii designu a o tom, jak se vyvíjel v průběhu času.</text:p>
      <text:p text:style-name="P32">Osobní zkušenosti - Vlastní zkušenosti a znalosti z praxe mohou být velmi cenné při tvorbě grafického návrhu. Můžeš využít své zkušenosti s konkrétním produktem, službou nebo tématem a přenést je do grafické podoby.</text:p>
      <text:p text:style-name="P33">Základní typografická a kompoziční pravidla</text:p>
      <text:p text:style-name="Normálníweb">Základní typografická pravidla:</text:p>
      <text:list text:style-name="LFO9" text:continue-numbering="true">
        <text:list-item>
          <text:p text:style-name="P34">Volba fontu: Vybraný font by měl být vhodný k danému tématu a nesmí být příliš mnoho, aby design nebyl přeplněný.</text:p>
        </text:list-item>
        <text:list-item>
          <text:p text:style-name="P35">Velikost písma: Velikost písma by měla být volena s ohledem na cílovou skupinu a na to, zda jde o nadpis, titulek nebo běžný text.</text:p>
        </text:list-item>
        <text:list-item>
          <text:p text:style-name="P36">Řazení textu: Text by měl být řazen tak, aby byl snadno čitelný a v souladu s typem dokumentu. Může se jednat o zarovnání vlevo, vpravo, do bloku nebo do středu.</text:p>
        </text:list-item>
        <text:list-item>
          <text:p text:style-name="P37">Řádkování: Správné řádkování je důležité pro čitelnost textu. Mezery mezi řádky by měly být dostatečné, aby byl text snadno čitelný.</text:p>
        </text:list-item>
        <text:list-item>
          <text:p text:style-name="P38">Barvy písma: Barvy písma by měly být vhodné k danému tématu a měly by být v souladu s ostatními barvami v návrhu.</text:p>
        </text:list-item>
      </text:list>
      <text:p text:style-name="P39">Kompoziční pravidla:</text:p>
      <text:list text:style-name="LFO10" text:continue-numbering="true">
        <text:list-item>
          <text:p text:style-name="P40">Hierarchie: Důležité prvky by měly být umístěny výše na stránce nebo mít větší velikost, aby přitahovaly pozornost.</text:p>
        </text:list-item>
        <text:list-item>
          <text:p text:style-name="P41">Bilance: Prvky v návrhu by měly být rovnoměrně rozloženy na stránce, aby se vytvořila rovnováha.</text:p>
        </text:list-item>
        <text:list-item>
          <text:p text:style-name="P42">Prostor: Prázdné místo mezi prvky v návrhu je důležité pro čitelnost a estetiku. Musí být však použito s mírou, aby se návrh nezdál příliš prázdný.</text:p>
        </text:list-item>
        <text:list-item>
          <text:p text:style-name="P43">Kontrast: Kontrast v barvách a velikostech prvku přidává vizuální zájem a pomáhá zdůraznit důležité prvky.</text:p>
        </text:list-item>
        <text:list-item>
          <text:p text:style-name="P44">Konsistence: Používání konzistentního stylu a layoutu napomáhá čitelnosti a důvěryhodnosti návrhu¨</text:p>
        </text:list-item>
      </text:list>
      <text:p text:style-name="P45"/>
      <text:p text:style-name="P46">Obraz vs. Písmo</text:p>
      <text:p text:style-name="P47">V grafickém designu hrají obrazové prvky, jako jsou fotografie, ilustrace a grafika, spolu s písmem klíčovou roli při komunikaci zprávy a vytváření vzhledu vizuálního materiálu. Zatímco písmo je obvykle používáno k předávání konkrétních informací, jako jsou názvy a titulky, obrazové prvky mohou být využity k předání nálad, emocí a pocitů.</text:p>
      <text:p text:style-name="P48">Při výběru obrazového prvku nebo písma je třeba zvážit celkový kontext a účel vytvářeného materiálu. Někdy je nejlepší použít obrazový prvek k předání zprávy nebo vytvoření nálady, zatímco jindy je nejvhodnější použít písmo pro zvýraznění klíčových slov nebo pro předání informací.</text:p>
      <text:p text:style-name="P49">Je důležité také zvážit, jak se obrazový prvek nebo písmo bude kombinovat s dalšími prvky, jako jsou barvy a layout. Kompozice a uspořádání těchto prvků hrají také důležitou roli v celkovém vizuálním dojmu a čitelnosti materiálu.</text:p>
      <text:p text:style-name="P50">V některých případech může být nejvhodnější použít kombinaci obrazových prvků a písma pro dosažení nejlepšího vizuálního efektu. Například v reklamním plakátu může být písmo použito pro titulek a klíčové informace, zatímco obrazový prvek může být použit pro předání nálady a vytvoření emocionálního spojení s produktem nebo službou.</text:p>
      <text:p text:style-name="P51">Celkově lze říci, že rozhodnutí o použití obrazového prvku nebo písma v závislosti na kontextu a účelu vytvářeného materiálu, a také na způsobu jejich kombinace, je klíčové pro dosažení účinné a vizuálně přitažlivé grafické komunikace.</text:p>
      <text:p text:style-name="P52"><text:span text:style-name="T53">Pravidla kompozice</text:span><text:s/>jsou důležitým prvkem v grafickém designu, který zahrnují výběr, umístění a aranžování prvků v návrhu. Cílem správné kompozice je vytvořit vizuálně příjemný a funkční návrh, který bude komunikovat požadovanou zprávu. Následující jsou základní pravidla kompozice grafického návrhu:</text:p>
      <text:list text:style-name="LFO11" text:continue-numbering="true">
        <text:list-item>
          <text:p text:style-name="P54">Prostor a rovnováha Vizualní rovnováha je klíčovým prvkem v každé kompozici. Věnujte pozornost umístění prvků vzhledem k prostoru kolem nich, aby se dosáhlo<text:s/><text:soft-page-break/>vyváženého a harmonického výsledku. Lze dosáhnout rovnováhy pomocí symetrického nebo asymetrického rozložení prvků, použitím diagonálních linií a správným výběrem barev.</text:p>
        </text:list-item>
        <text:list-item>
          <text:p text:style-name="P55">Vedení oka Kompozice by měla vést oko diváka po určité cestě. Lze toho docílit pomocí vedení linií, prvků umístěním v souladu s čtecím směrem, velikostí a kontrastem. Cílem je usnadnit divákovi čtení a získat pozornost.</text:p>
        </text:list-item>
        <text:list-item>
          <text:p text:style-name="P56">Kontrast Kontrast je klíčovým prvkem v grafickém designu. Kontrast v barvách, velikostech a texturách může pomoci vytvořit základní rovnováhu a výrazně zlepšit čitelnost a poutavost návrhu.</text:p>
        </text:list-item>
        <text:list-item>
          <text:p text:style-name="P57">Škálování Správné škálování prvků v kompozici může pomoci zdůraznit jejich důležitost a zlepšit čitelnost. Významné prvky by měly být větší, aby zaujaly pozornost, zatímco menší prvky mohou být použity pro doplňkové prvky.</text:p>
        </text:list-item>
        <text:list-item>
          <text:p text:style-name="P58">Jednotnost Jednotnost a konzistence jsou důležité pro udržení vizuálního spojení mezi všemi prvky v kompozici. Používejte stejné fonty, barvy a styly, abyste zajistili, že všechny prvky působí společně a sdělují stejnou zprávu.</text:p>
        </text:list-item>
      </text:list>
      <text:p text:style-name="Normální">Prostorová hierarchie V kompozici je důležité vytvořit prostorovou hierarchii. To znamená, že nejdůležitější prvky jsou umístěny v popředí, zatímco méně důležité prvky jsou umístěny na pozadí.</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y1" style:display-name="Nadpisy1" style:family="paragraph" style:parent-style-name="Nadpis1" style:next-style-name="Nadpis1" style:default-outline-level="1">
      <style:paragraph-properties fo:margin-left="0.3937in" fo:text-indent="-0.3152in">
        <style:tab-stops>
          <style:tab-stop style:type="left" style:position="0.1062in"/>
        </style:tab-stops>
      </style:paragraph-properties>
      <style:text-properties style:font-name="Times New Roman" fo:font-weight="bold" style:font-weight-asian="bold" fo:hyphenate="false"/>
    </style:style>
    <style:style style:name="Normální" style:display-name="Normální" style:family="paragraph">
      <style:text-properties fo:hyphenate="false"/>
    </style:style>
    <style:style style:name="Nadpis1" style:display-name="Nadpis 1" style:family="paragraph" style:parent-style-name="Normální" style:next-style-name="Normální"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rdnípísmoodstavce" style:display-name="Standardní písmo odstavce" style:family="text"/>
    <style:style style:name="Nadpisy1Char" style:display-name="Nadpisy1 Char" style:family="text" style:parent-style-name="Nadpis1Char">
      <style:text-properties style:font-name="Times New Roman" style:font-name-asian="Times New Roman" style:font-name-complex="Times New Roman" fo:font-weight="bold" style:font-weight-asian="bold" fo:color="#2F5496" fo:font-size="16pt" style:font-size-asian="16pt" style:font-size-complex="16pt"/>
    </style:style>
    <style:style style:name="Nadpis1Char" style:display-name="Nadpis 1 Char" style:family="text" style:parent-style-name="Standardnípísmoodstavce">
      <style:text-properties style:font-name="Calibri Light" style:font-name-asian="Times New Roman" style:font-name-complex="Times New Roman" fo:color="#2F5496" fo:font-size="16pt" style:font-size-asian="16pt" style:font-size-complex="16pt"/>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LVL1" style:family="text">
      <style:text-properties fo:font-size="16pt" style:font-size-asian="16pt" style:font-size-complex="16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8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784in" text:min-label-width="0.3152in" text:list-level-position-and-space-mode="label-alignment">
          <style:list-level-label-alignment text:label-followed-by="listtab" fo:margin-left="0.3937in" fo:text-indent="-0.3152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ÝBORNÝ Jan</meta:initial-creator>
    <dc:creator>VÝBORNÝ Jan</dc:creator>
    <meta:creation-date>2023-05-04T13:26:00Z</meta:creation-date>
    <dc:date>2023-05-04T13:27:00Z</dc:date>
    <meta:template xlink:href="Normal.dotm" xlink:type="simple"/>
    <meta:editing-cycles>1</meta:editing-cycles>
    <meta:editing-duration>PT60S</meta:editing-duration>
    <meta:document-statistic meta:page-count="6" meta:paragraph-count="21" meta:word-count="1529" meta:character-count="10532" meta:row-count="75" meta:non-whitespace-character-count="9024"/>
  </office:meta>
</office:document-meta>
</file>